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GridStateCodec.setGridName( String gri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GridStateCodec.setServletRequest( 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GridStateCodec.getGri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GridStateCodec.getServlet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